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iskCacheAttributes.setShutdownSpoolTimeLimit( int shutdownSpoolTime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getMaxPurgato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setAllowRemoveAll( boolean allowRemoveA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setDisk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cop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DiskCacheAttributes.isAllowRemove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getDisk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DiskCacheAttributes.setMaxPurgatorySize( int maxPurgato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iskCacheAttributes.getShutdownSpoolTim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